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pple-system" svg:font-family="apple-system, BlinkMacSystemFont, 'Segoe UI', Helvetica, Arial, sans-serif, 'Apple Color Emoji', 'Segoe UI Emoj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24292e" style:font-name="apple-system" fo:font-size="12pt" fo:letter-spacing="normal" fo:font-style="normal" fo:font-weight="normal"/>
    </style:style>
    <style:style style:name="P2" style:family="paragraph" style:parent-style-name="Text_20_body">
      <style:paragraph-properties fo:margin-top="0in" fo:margin-bottom="0in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3" style:family="paragraph" style:parent-style-name="Text_20_body" style:list-style-name="L4">
      <style:paragraph-properties fo:margin-top="0in" fo:margin-bottom="0in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Text_20_body">
      <style:paragraph-properties fo:margin-top="0in" fo:margin-bottom="0.1665in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5" style:family="paragraph" style:parent-style-name="Text_20_body" style:list-style-name="L2">
      <style:paragraph-properties fo:margin-top="0in" fo:margin-bottom="0.1665in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6" style:family="paragraph" style:parent-style-name="Text_20_body" style:list-style-name="L3">
      <style:paragraph-properties fo:margin-top="0in" fo:margin-bottom="0.1665in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7" style:family="paragraph" style:parent-style-name="Text_20_body" style:list-style-name="L3">
      <style:paragraph-properties fo:margin-top="0in" fo:margin-bottom="0.1665in" fo:orphans="2" fo:widows="2"/>
    </style:style>
    <style:style style:name="P8" style:family="paragraph" style:parent-style-name="Text_20_body" style:list-style-name="L2">
      <style:paragraph-properties fo:margin-top="0in" fo:margin-bottom="0.1665in" fo:orphans="2" fo:widows="2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athfinding Worksample Project <text:span text:style-name="T1">- Code and Art made by Dennis Stockhaus</text:span></text:h>
      <text:h text:style-name="Heading_20_2" text:outline-level="2">Description</text:h>
      <text:p text:style-name="P1">The implementation explores the basics of path-finding and path-following in a 2d-space as well as some State-Based Behavior for a AI-character. When starting the application a map and a ai-character is created.</text:p>
      <text:list xml:id="list2793992754555927641" text:style-name="L3">
        <text:list-item>
          <text:p text:style-name="P6">The map gets a randomly generated set of walls and the user is asked to choose a destination by clicking somewhere on the map.</text:p>
        </text:list-item>
        <text:list-item>
          <text:p text:style-name="P6">The ai-character uses a A* pathfinder to determine the shortest path from it's current position to the target.</text:p>
        </text:list-item>
        <text:list-item>
          <text:p text:style-name="P6">A animation displaying the pathfinders search-steps is shown.</text:p>
        </text:list-item>
        <text:list-item>
          <text:p text:style-name="P6">The ai-character walks from its current position to the target position.</text:p>
        </text:list-item>
        <text:list-item>
          <text:p text:style-name="P6">The ai-character displays wether or not a path was found by setting it's animation to either 'celebrate' if successfull or 'cry' if not.</text:p>
        </text:list-item>
        <text:list-item>
          <text:p text:style-name="P7"><text:span text:style-name="T1">Then a new maze gets generated and the process starts over.</text:span></text:p>
        </text:list-item>
      </text:list>
      <text:h text:style-name="Heading_20_2" text:outline-level="2">Framework and Techniques</text:h>
      <text:p text:style-name="P4"><text:span text:style-name="T1">The project is made using Visual Studio 2019 and is written in C++. SFML (Simple and Fast Multimedia Library) is used tas the base engine for graphical base-components and rendering. </text:span></text:p>
      <text:h text:style-name="Heading_20_2" text:outline-level="2">Key Components</text:h>
      <text:h text:style-name="Heading_20_4" text:outline-level="4">Pathfinder</text:h>
      <text:p text:style-name="Text_20_body"><text:span text:style-name="T1">A class that contains the function 'getPath' which recieves a representation of map, start position and target position as arguments. It uses a A* algorithm with a manhattan-distance heuristic function to determine the shortest path from current position to target, returned as a vector of integers.</text:span> </text:p>
      <text:h text:style-name="Heading_20_4" text:outline-level="4">ProblemSolver</text:h>
      <text:p text:style-name="Text_20_body"><text:span text:style-name="T1">The "ai-character" which is tasked to find the shortest path from it's current position to a target position and walk to target position. The ProblemSolver contains a animationSprite component to display and manage animation-changes and a aiController that manages the states for the character.</text:span> </text:p>
      <text:h text:style-name="Heading_20_4" text:outline-level="4">ProblemSolverStates</text:h>
      <text:p text:style-name="P1">A Finite State Machine is used to manage the different states for the ProblemSolver. it uses <text:soft-page-break/>a AIController component to manage all states with a AIState base-class to decouple the behaviors. The states for the ProblemSolver is the following:</text:p>
      <text:list xml:id="list7287553310217653460" text:style-name="L2">
        <text:list-item>
          <text:p text:style-name="P5"><text:s/>AskForProblemState – Generates a random set of walls and asks the user to pick a destination by clicking somewhere on the map.</text:p>
        </text:list-item>
        <text:list-item>
          <text:p text:style-name="P5">FindPathState - Makes an asynchronized call to Pathfinder.getPath and checks each update if a path has been found. When the pathfinder is ready it changes state.</text:p>
        </text:list-item>
        <text:list-item>
          <text:p text:style-name="P5">DrawPathProcessState - Animates the A* pathfinder search process in two steps. first it animates the tiles the algorithm investigated/visited by drawing a colored tile at a specified frame rate. Then it draws the path using the same principle.</text:p>
        </text:list-item>
        <text:list-item>
          <text:p text:style-name="P5">FollowPathState - Using a pointer to the ProblemSolver's animation component, it moves the character along the path generated by the pathfinder. at the meantime it updates the characters walkcycle-animation to one of four directions matching the current movement direction.</text:p>
        </text:list-item>
        <text:list-item>
          <text:p text:style-name="P8"><text:span text:style-name="T1">ShowResultState - Depending on the result from pathfinder's success or failure, one of two animation's is played. 'celebrate' animation if successfull or 'cry' animation if not. The result is displayed for 3 seconds and then a new FindPathState is initialized.</text:span></text:p>
        </text:list-item>
      </text:list>
      <text:h text:style-name="Heading_20_4" text:outline-level="4">Maze</text:h>
      <text:p text:style-name="P1">A object that contains a TileMap, represented by a 2D grid containing tiles for Walls and Floors. </text:p>
      <text:h text:style-name="Heading_20_4" text:outline-level="4">WorldState</text:h>
      <text:p text:style-name="P1">The state of all objects that should be drawn and or updated is managed through a Service Locator. WorldState provides a global point of access to the service. Some of the services that WorldState provides is the following:</text:p>
      <text:list xml:id="list9083936798145330695" text:style-name="L4">
        <text:list-item>
          <text:p text:style-name="P3">AddNewObject - Adds a new object with the common base class 'WorldObject'</text:p>
        </text:list-item>
        <text:list-item>
          <text:p text:style-name="P3">RemoveObject - Removes a specified object from all containers in WorldState</text:p>
        </text:list-item>
        <text:list-item>
          <text:p text:style-name="P3">GetAllDrawableObjects - Returns the full list of Drawable Objects. (used by render-loop)</text:p>
        </text:list-item>
        <text:list-item>
          <text:p text:style-name="P3">GetAllUpdatableObjects - Returns the full list of Updatable Objects. (used by update-loop)</text:p>
        </text:list-item>
        <text:list-item>
          <text:p text:style-name="P3">GetObject - Returns a specific 'WorldObject' specified by a object-id. (used for global communication between objects)</text:p>
        </text:list-item>
      </text:list>
      <text:p text:style-name="P2"/>
      <text:h text:style-name="Heading_20_2" text:outline-level="2">References</text:h>
      <text:p text:style-name="Text_20_body"><text:span text:style-name="T1">[AI for Games, Third Edition, Ian Millington] </text:span></text:p>
      <text:p text:style-name="Text_20_body"><text:span text:style-name="T1">[Game Programming Patterns, Robert Nystrom]</text:span></text:p>
      <text:p text:style-name="Text_20_body"><text:span text:style-name="T1">[Game Programming Algorithms and techniques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apple-system" svg:font-family="apple-system, BlinkMacSystemFont, 'Segoe UI', Helvetica, Arial, sans-serif, 'Apple Color Emoji', 'Segoe UI Emoj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M54S</meta:editing-duration>
    <meta:editing-cycles>7</meta:editing-cycles>
    <meta:generator>OpenOffice/4.1.8$Win32 OpenOffice.org_project/418m3$Build-9803</meta:generator>
    <dc:date>2021-05-03T21:28:28.20</dc:date>
    <dc:creator>Dennis Stockhaus</dc:creator>
    <meta:document-statistic meta:table-count="0" meta:image-count="0" meta:object-count="0" meta:page-count="2" meta:paragraph-count="36" meta:word-count="625" meta:character-count="3958"/>
    <meta:user-defined meta:name="Info 1"/>
    <meta:user-defined meta:name="Info 2"/>
    <meta:user-defined meta:name="Info 3"/>
    <meta:user-defined meta:name="Info 4"/>
  </office:meta>
</office:document-meta>
</file>